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Noto Sans JP', Vazirmatn, 'SF Pro Text', apple-system, BlinkMacSystemFont, Roboto, 'Segoe UI', Helvetica, Arial, sans-serif, 'Apple Color Emoji', 'Segoe UI Emoji', 'Segoe UI Symbol'"/>
    <style:font-face style:name="Udemy Sans1" svg:font-family="'Udemy Sans', 'Noto Sans JP', Vazirmatn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line-height="110%" fo:orphans="2" fo:widows="2" fo:text-indent="0cm" style:auto-text-indent="false"/>
      <style:text-properties fo:font-variant="normal" fo:text-transform="none" style:font-name="Udemy Sans1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Udemy Sans" fo:font-size="12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40%" fo:orphans="2" fo:widows="2" fo:text-indent="0cm" style:auto-text-indent="false"/>
      <style:text-properties fo:font-variant="normal" fo:text-transform="none" style:font-name="Udemy Sans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Udemy Sans" fo:font-size="12pt" fo:letter-spacing="normal" fo:font-style="normal" fo:font-weight="normal" loext:padding="0cm" loext:border="none"/>
    </style:style>
    <style:style style:name="T2" style:family="text">
      <style:text-properties officeooo:rsid="000ac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e Pycharm</text:p>
      <text:p text:style-name="P4"><text:span text:style-name="T1">Nos recursos dessa aula, estão as versões do </text:span><text:span text:style-name="Strong_20_Emphasis"><text:span text:style-name="T1">Python</text:span></text:span><text:span text:style-name="T1"> e do </text:span><text:span text:style-name="Strong_20_Emphasis"><text:span text:style-name="T1">PyCharm</text:span></text:span><text:span text:style-name="T1"> que utilizei no curso, mas recomendo que você siga os passos da próxima aula e baixe e instale a versão de acordo com seu computador.</text:span></text:p>
      <text:p text:style-name="P4"/>
      <text:p text:style-name="P2">Bons estudos!</text:p>
      <text:p text:style-name="P3">Recursos para esta aula</text:p>
      <text:p text:style-name="Standard">pycharm-community-2022.<text:span text:style-name="T2">1.</text:span>exe</text:p>
      <text:p text:style-name="Standard">python-3.10.4-amd64.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Noto Sans JP', Vazirmatn, 'SF Pro Text', apple-system, BlinkMacSystemFont, Roboto, 'Segoe UI', Helvetica, Arial, sans-serif, 'Apple Color Emoji', 'Segoe UI Emoji', 'Segoe UI Symbol'"/>
    <style:font-face style:name="Udemy Sans1" svg:font-family="'Udemy Sans', 'Noto Sans JP', Vazirmatn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4T11:11:04.391237605</meta:creation-date>
    <dc:date>2026-05-04T11:12:29.179745622</dc:date>
    <meta:editing-duration>PT1M2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48" meta:character-count="301" meta:non-whitespace-character-count="259"/>
  </office:meta>
</office:document-meta>
</file>